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5mm"/>
    </style:style>
    <style:style style:name="co3" style:family="table-column">
      <style:table-column-properties fo:break-before="auto" style:column-width="76.11mm"/>
    </style:style>
    <style:style style:name="co4" style:family="table-column">
      <style:table-column-properties fo:break-before="auto" style:column-width="64.08mm"/>
    </style:style>
    <style:style style:name="co5" style:family="table-column">
      <style:table-column-properties fo:break-before="auto" style:column-width="77.12mm"/>
    </style:style>
    <style:style style:name="co6" style:family="table-column">
      <style:table-column-properties fo:break-before="auto" style:column-width="50.43mm"/>
    </style:style>
    <style:style style:name="co7" style:family="table-column">
      <style:table-column-properties fo:break-before="auto" style:column-width="6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ridge #000000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99pt ridge #000000" fo:border-right="0.99pt ridge #000000" fo:border-top="none"/>
    </style:style>
    <style:style style:name="ce4" style:family="table-cell" style:parent-style-name="Default">
      <style:table-cell-properties fo:border-bottom="none" style:text-align-source="fix" style:repeat-content="false" fo:border-left="0.99pt ridge #000000" fo:border-right="0.99pt ridge #000000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none" fo:border-right="0.99pt ridge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" table:style-name="ta1">
        <table:shapes>
          <draw:frame draw:z-index="0" draw:style-name="gr1" draw:text-style-name="P1" svg:width="249.73mm" svg:height="154.5mm" svg:x="0.01mm" svg:y="0mm">
            <loext:p draw:notify-on-update-of-ranges="Sheet1.C34:Sheet1.C39 Sheet1.G33:Sheet1.G33 Sheet1.G34:Sheet1.G39 Sheet1.H34:Sheet1.H39 Sheet1.H34:Sheet1.H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9.66mm" svg:height="144.15mm" svg:x="0.01mm" svg:y="162.56mm">
            <loext:p draw:notify-on-update-of-ranges="Sheet1.C8:Sheet1.C11 Sheet1.N7:Sheet1.N7 Sheet1.N8:Sheet1.N11 Sheet1.O8:Sheet1.O11 Sheet1.O8:Sheet1.O11 Sheet1.P7:Sheet1.P7 Sheet1.P8:Sheet1.P11 Sheet1.Q8:Sheet1.Q11 Sheet1.Q8:Sheet1.Q11 Sheet1.R7:Sheet1.R7 Sheet1.R8:Sheet1.R11 Sheet1.S8:Sheet1.S11 Sheet1.S8:Sheet1.S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47.68mm" svg:height="177.14mm" svg:x="0mm" svg:y="311.56mm">
            <loext:p draw:notify-on-update-of-ranges="Sheet1.D15:Sheet1.D31 Sheet1.D15:Sheet1.D31 Sheet1.L14:Sheet1.L14 Sheet1.L15:Sheet1.L31 Sheet1.M15:Sheet1.M31 Sheet1.M15:Sheet1.M31 Sheet1.D15:Sheet1.D31 Sheet1.D14:Sheet1.D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ruco size (mm)</text:p>
          </table:table-cell>
          <table:table-cell table:style-name="Default" office:value-type="float" office:value="272" calcext:value-type="float">
            <text:p>272</text:p>
          </table:table-cell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ruco marker size</text:p>
          </table:table-cell>
          <table:table-cell table:style-name="ce2" office:value-type="string" calcext:value-type="string" table:number-columns-spanned="3" table:number-rows-spanned="1">
            <text:p>Unstable Detection Distance (m)</text:p>
          </table:table-cell>
          <table:covered-table-cell/>
          <table:covered-table-cell table:style-name="ce5"/>
          <table:table-cell table:style-name="ce4" office:value-type="string" calcext:value-type="string" table:number-columns-spanned="3" table:number-rows-spanned="1">
            <text:p>Max Distance (m)</text:p>
          </table:table-cell>
          <table:covered-table-cell/>
          <table:covered-table-cell table:style-name="ce5"/>
          <table:table-cell table:style-name="ce4" office:value-type="string" calcext:value-type="string" table:number-columns-spanned="3" table:number-rows-spanned="1">
            <text:p>aruco_detect Distance (m)</text:p>
          </table:table-cell>
          <table:covered-table-cell/>
          <table:covered-table-cell table:style-name="ce5"/>
          <table:table-cell/>
          <table:table-cell table:style-name="ce3" office:value-type="string" calcext:value-type="string">
            <text:p>Average Unstable Detection Distance (m)</text:p>
          </table:table-cell>
          <table:table-cell table:style-name="ce3" office:value-type="string" calcext:value-type="string">
            <text:p>STDEV</text:p>
          </table:table-cell>
          <table:table-cell table:style-name="ce3" office:value-type="string" calcext:value-type="string">
            <text:p>Average Max Distance (m)</text:p>
          </table:table-cell>
          <table:table-cell table:style-name="ce3" office:value-type="string" calcext:value-type="string">
            <text:p>STDEV</text:p>
          </table:table-cell>
          <table:table-cell table:style-name="ce5" office:value-type="string" calcext:value-type="string">
            <text:p>Average aruco_detect Distance (m)</text:p>
          </table:table-cell>
          <table:table-cell table:style-name="ce5" office:value-type="string" calcext:value-type="string">
            <text:p>STDE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x4</text:p>
          </table:table-cell>
          <table:table-cell table:style-name="Default" office:value-type="float" office:value="12.45" calcext:value-type="float">
            <text:p>12.45</text:p>
          </table:table-cell>
          <table:table-cell office:value-type="float" office:value="12.3" calcext:value-type="float">
            <text:p>12.3</text:p>
          </table:table-cell>
          <table:table-cell table:style-name="ce5" office:value-type="float" office:value="12.87" calcext:value-type="float">
            <text:p>12.87</text:p>
          </table:table-cell>
          <table:table-cell table:style-name="ce1" office:value-type="float" office:value="17.2" calcext:value-type="float">
            <text:p>17.2</text:p>
          </table:table-cell>
          <table:table-cell office:value-type="float" office:value="17.11" calcext:value-type="float">
            <text:p>17.11</text:p>
          </table:table-cell>
          <table:table-cell table:style-name="ce5" office:value-type="float" office:value="18" calcext:value-type="float">
            <text:p>18</text:p>
          </table:table-cell>
          <table:table-cell table:style-name="ce1" office:value-type="float" office:value="17.84" calcext:value-type="float">
            <text:p>17.84</text:p>
          </table:table-cell>
          <table:table-cell office:value-type="float" office:value="17.5" calcext:value-type="float">
            <text:p>17.5</text:p>
          </table:table-cell>
          <table:table-cell table:style-name="ce5" office:value-type="float" office:value="18.2" calcext:value-type="float">
            <text:p>18.2</text:p>
          </table:table-cell>
          <table:table-cell/>
          <table:table-cell table:style-name="ce3" table:formula="of:=([.D8]+[.E8]+[.F8])/3" office:value-type="float" office:value="12.54" calcext:value-type="float">
            <text:p>12.54</text:p>
          </table:table-cell>
          <table:table-cell table:style-name="ce3" table:formula="of:=STDEV([.D8:.F8])" office:value-type="float" office:value="0.295465734053883" calcext:value-type="float">
            <text:p>0.2954657341</text:p>
          </table:table-cell>
          <table:table-cell table:style-name="ce3" table:formula="of:=([.G8]+[.H8]+[.I8])/3" office:value-type="float" office:value="17.4366666666667" calcext:value-type="float">
            <text:p>17.4366666667</text:p>
          </table:table-cell>
          <table:table-cell table:style-name="ce3" table:formula="of:=STDEV([.G8:.I8])" office:value-type="float" office:value="0.489931968066316" calcext:value-type="float">
            <text:p>0.4899319681</text:p>
          </table:table-cell>
          <table:table-cell table:style-name="ce5" table:formula="of:=([.J8]+[.K8]+[.L8])/3" office:value-type="float" office:value="17.8466666666667" calcext:value-type="float">
            <text:p>17.8466666667</text:p>
          </table:table-cell>
          <table:table-cell table:style-name="ce5" table:formula="of:=STDEV([.J8:.L8])" office:value-type="float" office:value="0.350047615808668" calcext:value-type="float">
            <text:p>0.35004761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x5</text:p>
          </table:table-cell>
          <table:table-cell table:style-name="Default" office:value-type="float" office:value="11.5" calcext:value-type="float">
            <text:p>11.5</text:p>
          </table:table-cell>
          <table:table-cell office:value-type="float" office:value="12.25" calcext:value-type="float">
            <text:p>12.25</text:p>
          </table:table-cell>
          <table:table-cell table:style-name="ce5" office:value-type="float" office:value="11.85" calcext:value-type="float">
            <text:p>11.85</text:p>
          </table:table-cell>
          <table:table-cell table:style-name="ce1" office:value-type="float" office:value="16.22" calcext:value-type="float">
            <text:p>16.22</text:p>
          </table:table-cell>
          <table:table-cell office:value-type="float" office:value="17.75" calcext:value-type="float">
            <text:p>17.75</text:p>
          </table:table-cell>
          <table:table-cell table:style-name="ce5" office:value-type="float" office:value="17.82" calcext:value-type="float">
            <text:p>17.82</text:p>
          </table:table-cell>
          <table:table-cell table:style-name="ce1" office:value-type="float" office:value="15.84" calcext:value-type="float">
            <text:p>15.84</text:p>
          </table:table-cell>
          <table:table-cell office:value-type="float" office:value="16.96" calcext:value-type="float">
            <text:p>16.96</text:p>
          </table:table-cell>
          <table:table-cell table:style-name="ce5" office:value-type="float" office:value="17.62" calcext:value-type="float">
            <text:p>17.62</text:p>
          </table:table-cell>
          <table:table-cell/>
          <table:table-cell table:style-name="ce3" table:formula="of:=([.D9]+[.E9]+[.F9])/3" office:value-type="float" office:value="11.8666666666667" calcext:value-type="float">
            <text:p>11.8666666667</text:p>
          </table:table-cell>
          <table:table-cell table:style-name="ce3" table:formula="of:=STDEV([.D9:.F9])" office:value-type="float" office:value="0.375277674973257" calcext:value-type="float">
            <text:p>0.375277675</text:p>
          </table:table-cell>
          <table:table-cell table:style-name="ce3" table:formula="of:=([.G9]+[.H9]+[.I9])/3" office:value-type="float" office:value="17.2633333333333" calcext:value-type="float">
            <text:p>17.2633333333</text:p>
          </table:table-cell>
          <table:table-cell table:style-name="ce3" table:formula="of:=STDEV([.G9:.I9])" office:value-type="float" office:value="0.904230796496854" calcext:value-type="float">
            <text:p>0.9042307965</text:p>
          </table:table-cell>
          <table:table-cell table:style-name="ce5" table:formula="of:=([.J9]+[.K9]+[.L9])/3" office:value-type="float" office:value="16.8066666666667" calcext:value-type="float">
            <text:p>16.8066666667</text:p>
          </table:table-cell>
          <table:table-cell table:style-name="ce5" table:formula="of:=STDEV([.J9:.L9])" office:value-type="float" office:value="0.899851839656582" calcext:value-type="float">
            <text:p>0.899851839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6x6</text:p>
          </table:table-cell>
          <table:table-cell table:style-name="Default" office:value-type="float" office:value="12.22" calcext:value-type="float">
            <text:p>12.22</text:p>
          </table:table-cell>
          <table:table-cell office:value-type="float" office:value="12.3" calcext:value-type="float">
            <text:p>12.3</text:p>
          </table:table-cell>
          <table:table-cell table:style-name="ce5" office:value-type="float" office:value="12.05" calcext:value-type="float">
            <text:p>12.05</text:p>
          </table:table-cell>
          <table:table-cell table:style-name="ce1" office:value-type="float" office:value="17.05" calcext:value-type="float">
            <text:p>17.05</text:p>
          </table:table-cell>
          <table:table-cell office:value-type="float" office:value="17.8" calcext:value-type="float">
            <text:p>17.8</text:p>
          </table:table-cell>
          <table:table-cell table:style-name="ce5" office:value-type="float" office:value="17.4" calcext:value-type="float">
            <text:p>17.4</text:p>
          </table:table-cell>
          <table:table-cell table:style-name="ce1" office:value-type="float" office:value="17.31" calcext:value-type="float">
            <text:p>17.31</text:p>
          </table:table-cell>
          <table:table-cell office:value-type="float" office:value="16.73" calcext:value-type="float">
            <text:p>16.73</text:p>
          </table:table-cell>
          <table:table-cell table:style-name="ce5" office:value-type="float" office:value="17.52" calcext:value-type="float">
            <text:p>17.52</text:p>
          </table:table-cell>
          <table:table-cell/>
          <table:table-cell table:style-name="ce3" table:formula="of:=([.D10]+[.E10]+[.F10])/3" office:value-type="float" office:value="12.19" calcext:value-type="float">
            <text:p>12.19</text:p>
          </table:table-cell>
          <table:table-cell table:style-name="ce3" table:formula="of:=STDEV([.D10:.F10])" office:value-type="float" office:value="0.127671453348037" calcext:value-type="float">
            <text:p>0.1276714533</text:p>
          </table:table-cell>
          <table:table-cell table:style-name="ce3" table:formula="of:=([.G10]+[.H10]+[.I10])/3" office:value-type="float" office:value="17.4166666666667" calcext:value-type="float">
            <text:p>17.4166666667</text:p>
          </table:table-cell>
          <table:table-cell table:style-name="ce3" table:formula="of:=STDEV([.G10:.I10])" office:value-type="float" office:value="0.375277674973257" calcext:value-type="float">
            <text:p>0.375277675</text:p>
          </table:table-cell>
          <table:table-cell table:style-name="ce5" table:formula="of:=([.J10]+[.K10]+[.L10])/3" office:value-type="float" office:value="17.1866666666667" calcext:value-type="float">
            <text:p>17.1866666667</text:p>
          </table:table-cell>
          <table:table-cell table:style-name="ce5" table:formula="of:=STDEV([.J10:.L10])" office:value-type="float" office:value="0.409186184191662" calcext:value-type="float">
            <text:p>0.40918618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7x7</text:p>
          </table:table-cell>
          <table:table-cell table:style-name="Default" office:value-type="float" office:value="11.25" calcext:value-type="float">
            <text:p>11.25</text:p>
          </table:table-cell>
          <table:table-cell office:value-type="float" office:value="11.75" calcext:value-type="float">
            <text:p>11.75</text:p>
          </table:table-cell>
          <table:table-cell table:style-name="ce5" office:value-type="float" office:value="12.25" calcext:value-type="float">
            <text:p>12.25</text:p>
          </table:table-cell>
          <table:table-cell table:style-name="ce1" office:value-type="float" office:value="16.6" calcext:value-type="float">
            <text:p>16.6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15.75" calcext:value-type="float">
            <text:p>15.75</text:p>
          </table:table-cell>
          <table:table-cell table:style-name="ce1" office:value-type="float" office:value="17.18" calcext:value-type="float">
            <text:p>17.18</text:p>
          </table:table-cell>
          <table:table-cell office:value-type="float" office:value="15.38" calcext:value-type="float">
            <text:p>15.38</text:p>
          </table:table-cell>
          <table:table-cell table:style-name="ce5" office:value-type="float" office:value="15.32" calcext:value-type="float">
            <text:p>15.32</text:p>
          </table:table-cell>
          <table:table-cell/>
          <table:table-cell table:style-name="ce3" table:formula="of:=([.D11]+[.E11]+[.F11])/3" office:value-type="float" office:value="11.75" calcext:value-type="float">
            <text:p>11.75</text:p>
          </table:table-cell>
          <table:table-cell table:style-name="ce3" table:formula="of:=STDEV([.D11:.F11])" office:value-type="float" office:value="0.5" calcext:value-type="float">
            <text:p>0.5</text:p>
          </table:table-cell>
          <table:table-cell table:style-name="ce3" table:formula="of:=([.G11]+[.H11]+[.I11])/3" office:value-type="float" office:value="16.1166666666667" calcext:value-type="float">
            <text:p>16.1166666667</text:p>
          </table:table-cell>
          <table:table-cell table:style-name="ce3" table:formula="of:=STDEV([.G11:.I11])" office:value-type="float" office:value="0.436844747402706" calcext:value-type="float">
            <text:p>0.4368447474</text:p>
          </table:table-cell>
          <table:table-cell table:style-name="ce5" table:formula="of:=([.J11]+[.K11]+[.L11])/3" office:value-type="float" office:value="15.96" calcext:value-type="float">
            <text:p>15.96</text:p>
          </table:table-cell>
          <table:table-cell table:style-name="ce5" table:formula="of:=STDEV([.J11:.L11])" office:value-type="float" office:value="1.0569768209379" calcext:value-type="float">
            <text:p>1.0569768209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4x4 Aruco Marker</text:p>
          </table:table-cell>
          <table:table-cell office:value-type="string" calcext:value-type="string">
            <text:p>Real Distance (m)</text:p>
          </table:table-cell>
          <table:table-cell/>
          <table:table-cell table:style-name="ce4" office:value-type="string" calcext:value-type="string" table:number-columns-spanned="6" table:number-rows-spanned="1">
            <text:p>aruco_detect Distance (m)</text:p>
          </table:table-cell>
          <table:covered-table-cell table:number-columns-repeated="4"/>
          <table:covered-table-cell table:style-name="ce5"/>
          <table:table-cell office:value-type="string" calcext:value-type="string">
            <text:p>Average aruco_detect Distance (m)</text:p>
          </table:table-cell>
          <table:table-cell table:style-name="ce3" office:value-type="string" calcext:value-type="string">
            <text:p>STDE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office:value-type="float" office:value="0.89" calcext:value-type="float">
            <text:p>0.89</text:p>
          </table:table-cell>
          <table:table-cell table:number-columns-repeated="2"/>
          <table:table-cell table:style-name="ce5"/>
          <table:table-cell table:formula="of:=AVERAGE([.F15:.H15])" office:value-type="float" office:value="0.9" calcext:value-type="float">
            <text:p>0.9</text:p>
          </table:table-cell>
          <table:table-cell table:style-name="ce3" table:formula="of:=STDEV([.F15:.H15])"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1.94" calcext:value-type="float">
            <text:p>1.94</text:p>
          </table:table-cell>
          <table:table-cell office:value-type="float" office:value="1.96" calcext:value-type="float">
            <text:p>1.96</text:p>
          </table:table-cell>
          <table:table-cell table:number-columns-repeated="2"/>
          <table:table-cell table:style-name="ce5"/>
          <table:table-cell table:formula="of:=AVERAGE([.F16:.H16])" office:value-type="float" office:value="1.95" calcext:value-type="float">
            <text:p>1.95</text:p>
          </table:table-cell>
          <table:table-cell table:style-name="ce3" table:formula="of:=STDEV([.F16:.H16])"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2.87" calcext:value-type="float">
            <text:p>2.87</text:p>
          </table:table-cell>
          <table:table-cell office:value-type="float" office:value="2.94" calcext:value-type="float">
            <text:p>2.94</text:p>
          </table:table-cell>
          <table:table-cell office:value-type="float" office:value="2.95" calcext:value-type="float">
            <text:p>2.95</text:p>
          </table:table-cell>
          <table:table-cell table:number-columns-repeated="2"/>
          <table:table-cell table:style-name="ce5"/>
          <table:table-cell table:formula="of:=AVERAGE([.F17:.H17])" office:value-type="float" office:value="2.92" calcext:value-type="float">
            <text:p>2.92</text:p>
          </table:table-cell>
          <table:table-cell table:style-name="ce3" table:formula="of:=STDEV([.F17:.H17])" office:value-type="float" office:value="0.0435889894354067" calcext:value-type="float">
            <text:p>0.043588989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3.81" calcext:value-type="float">
            <text:p>3.81</text:p>
          </table:table-cell>
          <table:table-cell office:value-type="float" office:value="3.79" calcext:value-type="float">
            <text:p>3.79</text:p>
          </table:table-cell>
          <table:table-cell office:value-type="float" office:value="3.77" calcext:value-type="float">
            <text:p>3.77</text:p>
          </table:table-cell>
          <table:table-cell table:number-columns-repeated="2"/>
          <table:table-cell table:style-name="ce5"/>
          <table:table-cell table:formula="of:=AVERAGE([.F18:.H18])" office:value-type="float" office:value="3.79" calcext:value-type="float">
            <text:p>3.79</text:p>
          </table:table-cell>
          <table:table-cell table:style-name="ce3" table:formula="of:=STDEV([.F18:.H18])"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4.72" calcext:value-type="float">
            <text:p>4.72</text:p>
          </table:table-cell>
          <table:table-cell office:value-type="float" office:value="4.67" calcext:value-type="float">
            <text:p>4.67</text:p>
          </table:table-cell>
          <table:table-cell office:value-type="float" office:value="4.77" calcext:value-type="float">
            <text:p>4.77</text:p>
          </table:table-cell>
          <table:table-cell table:number-columns-repeated="2"/>
          <table:table-cell table:style-name="ce5"/>
          <table:table-cell table:formula="of:=AVERAGE([.F19:.H19])" office:value-type="float" office:value="4.72" calcext:value-type="float">
            <text:p>4.72</text:p>
          </table:table-cell>
          <table:table-cell table:style-name="ce3" table:formula="of:=STDEV([.F19:.H19])" office:value-type="float" office:value="0.0499999999999998" calcext:value-type="float">
            <text:p>0.0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5.62" calcext:value-type="float">
            <text:p>5.62</text:p>
          </table:table-cell>
          <table:table-cell office:value-type="float" office:value="5.55" calcext:value-type="float">
            <text:p>5.55</text:p>
          </table:table-cell>
          <table:table-cell office:value-type="float" office:value="5.59" calcext:value-type="float">
            <text:p>5.59</text:p>
          </table:table-cell>
          <table:table-cell table:number-columns-repeated="2"/>
          <table:table-cell table:style-name="ce5"/>
          <table:table-cell table:formula="of:=AVERAGE([.F20:.H20])" office:value-type="float" office:value="5.58666666666667" calcext:value-type="float">
            <text:p>5.5866666667</text:p>
          </table:table-cell>
          <table:table-cell table:style-name="ce3" table:formula="of:=STDEV([.F20:.H20])" office:value-type="float" office:value="0.0351188458428426" calcext:value-type="float">
            <text:p>0.035118845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6.55" calcext:value-type="float">
            <text:p>6.55</text:p>
          </table:table-cell>
          <table:table-cell office:value-type="float" office:value="6.7" calcext:value-type="float">
            <text:p>6.7</text:p>
          </table:table-cell>
          <table:table-cell office:value-type="float" office:value="6.66" calcext:value-type="float">
            <text:p>6.66</text:p>
          </table:table-cell>
          <table:table-cell office:value-type="float" office:value="6.51" calcext:value-type="float">
            <text:p>6.51</text:p>
          </table:table-cell>
          <table:table-cell office:value-type="float" office:value="6.73" calcext:value-type="float">
            <text:p>6.73</text:p>
          </table:table-cell>
          <table:table-cell table:style-name="ce5" office:value-type="float" office:value="6.61" calcext:value-type="float">
            <text:p>6.61</text:p>
          </table:table-cell>
          <table:table-cell table:formula="of:=AVERAGE([.F21:.K21])" office:value-type="float" office:value="6.62666666666667" calcext:value-type="float">
            <text:p>6.6266666667</text:p>
          </table:table-cell>
          <table:table-cell table:style-name="ce3" table:formula="of:=STDEV([.F21:.K21])" office:value-type="float" office:value="0.0859457193039113" calcext:value-type="float">
            <text:p>0.08594571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7.37" calcext:value-type="float">
            <text:p>7.37</text:p>
          </table:table-cell>
          <table:table-cell office:value-type="float" office:value="7.69" calcext:value-type="float">
            <text:p>7.69</text:p>
          </table:table-cell>
          <table:table-cell office:value-type="float" office:value="7.42" calcext:value-type="float">
            <text:p>7.42</text:p>
          </table:table-cell>
          <table:table-cell office:value-type="float" office:value="7.72" calcext:value-type="float">
            <text:p>7.72</text:p>
          </table:table-cell>
          <table:table-cell office:value-type="float" office:value="7.56" calcext:value-type="float">
            <text:p>7.56</text:p>
          </table:table-cell>
          <table:table-cell table:style-name="ce5" office:value-type="float" office:value="7.6" calcext:value-type="float">
            <text:p>7.6</text:p>
          </table:table-cell>
          <table:table-cell table:formula="of:=AVERAGE([.F22:.K22])" office:value-type="float" office:value="7.56" calcext:value-type="float">
            <text:p>7.56</text:p>
          </table:table-cell>
          <table:table-cell table:style-name="ce3" table:formula="of:=STDEV([.F22:.K22])" office:value-type="float" office:value="0.141279864099595" calcext:value-type="float">
            <text:p>0.14127986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8.33" calcext:value-type="float">
            <text:p>8.33</text:p>
          </table:table-cell>
          <table:table-cell office:value-type="float" office:value="8.04" calcext:value-type="float">
            <text:p>8.04</text:p>
          </table:table-cell>
          <table:table-cell office:value-type="float" office:value="8.19" calcext:value-type="float">
            <text:p>8.19</text:p>
          </table:table-cell>
          <table:table-cell office:value-type="float" office:value="8.59" calcext:value-type="float">
            <text:p>8.59</text:p>
          </table:table-cell>
          <table:table-cell office:value-type="float" office:value="8.36" calcext:value-type="float">
            <text:p>8.36</text:p>
          </table:table-cell>
          <table:table-cell table:style-name="ce5" office:value-type="float" office:value="8.51" calcext:value-type="float">
            <text:p>8.51</text:p>
          </table:table-cell>
          <table:table-cell table:formula="of:=AVERAGE([.F23:.K23])" office:value-type="float" office:value="8.33666666666666" calcext:value-type="float">
            <text:p>8.3366666667</text:p>
          </table:table-cell>
          <table:table-cell table:style-name="ce3" table:formula="of:=STDEV([.F23:.K23])" office:value-type="float" office:value="0.202155056000751" calcext:value-type="float">
            <text:p>0.20215505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8.79" calcext:value-type="float">
            <text:p>8.79</text:p>
          </table:table-cell>
          <table:table-cell office:value-type="float" office:value="9.29" calcext:value-type="float">
            <text:p>9.29</text:p>
          </table:table-cell>
          <table:table-cell office:value-type="float" office:value="9.62" calcext:value-type="float">
            <text:p>9.62</text:p>
          </table:table-cell>
          <table:table-cell office:value-type="float" office:value="9.72" calcext:value-type="float">
            <text:p>9.72</text:p>
          </table:table-cell>
          <table:table-cell table:style-name="ce5" office:value-type="float" office:value="9.59" calcext:value-type="float">
            <text:p>9.59</text:p>
          </table:table-cell>
          <table:table-cell table:formula="of:=AVERAGE([.F24:.K24])" office:value-type="float" office:value="9.41" calcext:value-type="float">
            <text:p>9.41</text:p>
          </table:table-cell>
          <table:table-cell table:style-name="ce3" table:formula="of:=STDEV([.F24:.K24])" office:value-type="float" office:value="0.338526217596215" calcext:value-type="float">
            <text:p>0.338526217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10.05" calcext:value-type="float">
            <text:p>10.05</text:p>
          </table:table-cell>
          <table:table-cell office:value-type="float" office:value="10.11" calcext:value-type="float">
            <text:p>10.11</text:p>
          </table:table-cell>
          <table:table-cell office:value-type="float" office:value="10.27" calcext:value-type="float">
            <text:p>10.27</text:p>
          </table:table-cell>
          <table:table-cell office:value-type="float" office:value="10.74" calcext:value-type="float">
            <text:p>10.74</text:p>
          </table:table-cell>
          <table:table-cell office:value-type="float" office:value="10.58" calcext:value-type="float">
            <text:p>10.58</text:p>
          </table:table-cell>
          <table:table-cell table:style-name="ce5" office:value-type="float" office:value="10.38" calcext:value-type="float">
            <text:p>10.38</text:p>
          </table:table-cell>
          <table:table-cell table:formula="of:=AVERAGE([.F25:.K25])" office:value-type="float" office:value="10.355" calcext:value-type="float">
            <text:p>10.355</text:p>
          </table:table-cell>
          <table:table-cell table:style-name="ce3" table:formula="of:=STDEV([.F25:.K25])" office:value-type="float" office:value="0.268234971620033" calcext:value-type="float">
            <text:p>0.26823497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11.19" calcext:value-type="float">
            <text:p>11.19</text:p>
          </table:table-cell>
          <table:table-cell office:value-type="float" office:value="11.11" calcext:value-type="float">
            <text:p>11.1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5"/>
          <table:table-cell table:formula="of:=AVERAGE([.F26:.H26])" office:value-type="float" office:value="11.1" calcext:value-type="float">
            <text:p>11.1</text:p>
          </table:table-cell>
          <table:table-cell table:style-name="ce3" table:formula="of:=STDEV([.F26:.H26])" office:value-type="float" office:value="0.0953939201416943" calcext:value-type="float">
            <text:p>0.09539392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12.53" calcext:value-type="float">
            <text:p>12.53</text:p>
          </table:table-cell>
          <table:table-cell office:value-type="float" office:value="11.34" calcext:value-type="float">
            <text:p>11.34</text:p>
          </table:table-cell>
          <table:table-cell office:value-type="float" office:value="12.27" calcext:value-type="float">
            <text:p>12.27</text:p>
          </table:table-cell>
          <table:table-cell table:number-columns-repeated="2"/>
          <table:table-cell table:style-name="ce5"/>
          <table:table-cell table:formula="of:=AVERAGE([.F27:.H27])" office:value-type="float" office:value="12.0466666666667" calcext:value-type="float">
            <text:p>12.0466666667</text:p>
          </table:table-cell>
          <table:table-cell table:style-name="ce3" table:formula="of:=STDEV([.F27:.H27])" office:value-type="float" office:value="0.625646332470137" calcext:value-type="float">
            <text:p>0.62564633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13.13" calcext:value-type="float">
            <text:p>13.13</text:p>
          </table:table-cell>
          <table:table-cell office:value-type="float" office:value="12.82" calcext:value-type="float">
            <text:p>12.82</text:p>
          </table:table-cell>
          <table:table-cell office:value-type="float" office:value="12.38" calcext:value-type="float">
            <text:p>12.38</text:p>
          </table:table-cell>
          <table:table-cell table:number-columns-repeated="2"/>
          <table:table-cell table:style-name="ce5"/>
          <table:table-cell table:formula="of:=AVERAGE([.F28:.H28])" office:value-type="float" office:value="12.7766666666667" calcext:value-type="float">
            <text:p>12.7766666667</text:p>
          </table:table-cell>
          <table:table-cell table:style-name="ce3" table:formula="of:=STDEV([.F28:.H28])" office:value-type="float" office:value="0.376873099774093" calcext:value-type="float">
            <text:p>0.376873099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14.86" calcext:value-type="float">
            <text:p>14.86</text:p>
          </table:table-cell>
          <table:table-cell office:value-type="float" office:value="14.32" calcext:value-type="float">
            <text:p>14.32</text:p>
          </table:table-cell>
          <table:table-cell office:value-type="float" office:value="14.13" calcext:value-type="float">
            <text:p>14.13</text:p>
          </table:table-cell>
          <table:table-cell table:number-columns-repeated="2"/>
          <table:table-cell table:style-name="ce5"/>
          <table:table-cell table:formula="of:=AVERAGE([.F29:.H29])" office:value-type="float" office:value="14.4366666666667" calcext:value-type="float">
            <text:p>14.4366666667</text:p>
          </table:table-cell>
          <table:table-cell table:style-name="ce3" table:formula="of:=STDEV([.F29:.H29])" office:value-type="float" office:value="0.378725934328946" calcext:value-type="float">
            <text:p>0.37872593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15.7" calcext:value-type="float">
            <text:p>15.7</text:p>
          </table:table-cell>
          <table:table-cell office:value-type="float" office:value="16.22" calcext:value-type="float">
            <text:p>16.22</text:p>
          </table:table-cell>
          <table:table-cell office:value-type="float" office:value="16.48" calcext:value-type="float">
            <text:p>16.48</text:p>
          </table:table-cell>
          <table:table-cell table:number-columns-repeated="2"/>
          <table:table-cell table:style-name="ce5"/>
          <table:table-cell table:formula="of:=AVERAGE([.F30:.H30])" office:value-type="float" office:value="16.1333333333333" calcext:value-type="float">
            <text:p>16.1333333333</text:p>
          </table:table-cell>
          <table:table-cell table:style-name="ce3" table:formula="of:=STDEV([.F30:.H30])" office:value-type="float" office:value="0.397156560229507" calcext:value-type="float">
            <text:p>0.39715656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16.16" calcext:value-type="float">
            <text:p>16.16</text:p>
          </table:table-cell>
          <table:table-cell office:value-type="float" office:value="17.04" calcext:value-type="float">
            <text:p>17.04</text:p>
          </table:table-cell>
          <table:table-cell office:value-type="float" office:value="16.11" calcext:value-type="float">
            <text:p>16.11</text:p>
          </table:table-cell>
          <table:table-cell table:number-columns-repeated="2"/>
          <table:table-cell table:style-name="ce5"/>
          <table:table-cell table:formula="of:=AVERAGE([.F31:.H31])" office:value-type="float" office:value="16.4366666666667" calcext:value-type="float">
            <text:p>16.4366666667</text:p>
          </table:table-cell>
          <table:table-cell table:style-name="ce3" table:formula="of:=STDEV([.F31:.H31])" office:value-type="float" office:value="0.523099735550815" calcext:value-type="float">
            <text:p>0.523099735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4x4 Aruco Marker Size</text:p>
          </table:table-cell>
          <table:table-cell table:style-name="ce4" office:value-type="string" calcext:value-type="string" table:number-columns-spanned="3" table:number-rows-spanned="1">
            <text:p>Flickering Distance (m)</text:p>
          </table:table-cell>
          <table:covered-table-cell/>
          <table:covered-table-cell table:style-name="ce5"/>
          <table:table-cell table:style-name="ce5" office:value-type="string" calcext:value-type="string">
            <text:p>Average Unstable Detection Distance(m)</text:p>
          </table:table-cell>
          <table:table-cell table:style-name="ce5" office:value-type="string" calcext:value-type="string">
            <text:p>STDEV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.5" calcext:value-type="float">
            <text:p>4.5</text:p>
          </table:table-cell>
          <table:table-cell office:value-type="float" office:value="4.25" calcext:value-type="float">
            <text:p>4.25</text:p>
          </table:table-cell>
          <table:table-cell table:style-name="ce5" office:value-type="float" office:value="4.5" calcext:value-type="float">
            <text:p>4.5</text:p>
          </table:table-cell>
          <table:table-cell table:style-name="ce5" table:formula="of:=([.D34]+[.E34]+[.F34])/3" office:value-type="float" office:value="4.41666666666667" calcext:value-type="float">
            <text:p>4.4166666667</text:p>
          </table:table-cell>
          <table:table-cell table:style-name="ce5" table:formula="of:=STDEV([.D34:.F34])" office:value-type="float" office:value="0.144337567297406" calcext:value-type="float">
            <text:p>0.144337567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6.7" calcext:value-type="float">
            <text:p>6.7</text:p>
          </table:table-cell>
          <table:table-cell office:value-type="float" office:value="7.5" calcext:value-type="float">
            <text:p>7.5</text:p>
          </table:table-cell>
          <table:table-cell table:style-name="ce5" office:value-type="float" office:value="7.25" calcext:value-type="float">
            <text:p>7.25</text:p>
          </table:table-cell>
          <table:table-cell table:style-name="ce5" table:formula="of:=([.D35]+[.E35]+[.F35])/3" office:value-type="float" office:value="7.15" calcext:value-type="float">
            <text:p>7.15</text:p>
          </table:table-cell>
          <table:table-cell table:style-name="ce5" table:formula="of:=STDEV([.D35:.F35])" office:value-type="float" office:value="0.409267638593622" calcext:value-type="float">
            <text:p>0.4092676386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9.25" calcext:value-type="float">
            <text:p>9.25</text:p>
          </table:table-cell>
          <table:table-cell table:style-name="ce5" office:value-type="float" office:value="9.4" calcext:value-type="float">
            <text:p>9.4</text:p>
          </table:table-cell>
          <table:table-cell table:style-name="ce5" table:formula="of:=([.D36]+[.E36]+[.F36])/3" office:value-type="float" office:value="9.21666666666667" calcext:value-type="float">
            <text:p>9.2166666667</text:p>
          </table:table-cell>
          <table:table-cell table:style-name="ce5" table:formula="of:=STDEV([.D36:.F36])" office:value-type="float" office:value="0.202072594216369" calcext:value-type="float">
            <text:p>0.20207259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12.45" calcext:value-type="float">
            <text:p>12.45</text:p>
          </table:table-cell>
          <table:table-cell office:value-type="float" office:value="12.3" calcext:value-type="float">
            <text:p>12.3</text:p>
          </table:table-cell>
          <table:table-cell table:style-name="ce5" office:value-type="float" office:value="12.87" calcext:value-type="float">
            <text:p>12.87</text:p>
          </table:table-cell>
          <table:table-cell table:style-name="ce5" table:formula="of:=([.D37]+[.E37]+[.F37])/3" office:value-type="float" office:value="12.54" calcext:value-type="float">
            <text:p>12.54</text:p>
          </table:table-cell>
          <table:table-cell table:style-name="ce5" table:formula="of:=STDEV([.D37:.F37])" office:value-type="float" office:value="0.295465734053883" calcext:value-type="float">
            <text:p>0.295465734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7.1" calcext:value-type="float">
            <text:p>17.1</text:p>
          </table:table-cell>
          <table:table-cell table:style-name="ce5" office:value-type="float" office:value="17.5" calcext:value-type="float">
            <text:p>17.5</text:p>
          </table:table-cell>
          <table:table-cell table:style-name="ce5" table:formula="of:=([.D38]+[.E38]+[.F38])/3" office:value-type="float" office:value="17.2" calcext:value-type="float">
            <text:p>17.2</text:p>
          </table:table-cell>
          <table:table-cell table:style-name="ce5" table:formula="of:=STDEV([.D38:.F38])" office:value-type="float" office:value="0.264575131106459" calcext:value-type="float">
            <text:p>0.264575131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24.25" calcext:value-type="float">
            <text:p>24.25</text:p>
          </table:table-cell>
          <table:table-cell office:value-type="float" office:value="23.75" calcext:value-type="float">
            <text:p>23.75</text:p>
          </table:table-cell>
          <table:table-cell table:style-name="ce5" office:value-type="float" office:value="24" calcext:value-type="float">
            <text:p>24</text:p>
          </table:table-cell>
          <table:table-cell table:style-name="ce5" table:formula="of:=([.D39]+[.E39]+[.F39])/3" office:value-type="float" office:value="24" calcext:value-type="float">
            <text:p>24</text:p>
          </table:table-cell>
          <table:table-cell table:style-name="ce5" table:formula="of:=STDEV([.D39:.F39])" office:value-type="float" office:value="0.25" calcext:value-type="float">
            <text:p>0.2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4:38:35.168839565</meta:creation-date>
    <dc:date>2019-04-23T11:50:12.743295646</dc:date>
    <meta:editing-duration>PT21H11M33S</meta:editing-duration>
    <meta:editing-cycles>18</meta:editing-cycles>
    <meta:generator>LibreOffice/5.1.6.2$Linux_X86_64 LibreOffice_project/10m0$Build-2</meta:generator>
    <meta:document-statistic meta:table-count="2" meta:cell-count="23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 chart:error-category="cell-range" chart:error-upper-range="Sheet1.H34:Sheet1.H39" chart:error-lower-range="Sheet1.H34:Sheet1.H39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05cm" chart:symbol-height="0.05cm" chart:link-data-style-to-source="true" chart:error-category="cell-range" chart:error-upper-range="Sheet1.H34:Sheet1.H39" chart:error-lower-range="Sheet1.H34:Sheet1.H39"/>
      <style:graphic-properties svg:stroke-color="#2c001e" draw:fill-color="#2c001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H34:Sheet1.H39" chart:error-lower-range="Sheet1.H34:Sheet1.H39" loex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974cm" svg:height="15.451cm" xlink:href=".." xlink:type="simple" chart:class="chart:scatter" chart:style-name="ch1">
        <chart:title svg:x="6.943cm" svg:y="0.444cm" chart:style-name="ch2">
          <text:p>Distance ArUco Marker Detection Becomes Unstable</text:p>
        </chart:title>
        <chart:legend chart:legend-position="end" svg:x="17.788cm" svg:y="7.434cm" style:legend-expansion="high" chart:style-name="ch3"/>
        <chart:plot-area chart:style-name="ch4" table:cell-range-address="Sheet1.C34:Sheet1.C39 Sheet1.G33:Sheet1.G39" chart:data-source-has-labels="row" svg:x="1.521cm" svg:y="1.538cm" svg:width="15.768cm" svg:height="12.612cm">
          <chartooo:coordinate-region svg:x="2.111cm" svg:y="1.729cm" svg:width="14.922cm" svg:height="11.79cm"/>
          <chart:axis chart:dimension="x" chart:name="primary-x" chart:style-name="ch5">
            <chart:title svg:x="7.485cm" svg:y="14.46cm" chart:style-name="ch6">
              <text:p>ArUco Marker Size (mm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8.854cm" chart:style-name="ch10">
              <text:p>Distance (m)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Sheet1.G34:Sheet1.G39" chart:label-cell-address="Sheet1.G33:Sheet1.G33" chart:class="chart:scatter">
            <chart:domain table:cell-range-address="Sheet1.C34:Sheet1.C39"/>
            <chart:error-indicator chart:style-name="ch12" chart:dimension="y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 Unstable Detection Distance(m)</text:p>
                <draw:g>
                  <svg:desc>Sheet1.G33:Sheet1.G33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34:Sheet1.C39</svg:desc>
                </draw:g>
              </table:table-cell>
              <table:table-cell office:value-type="float" office:value="4.41666666666667">
                <text:p>4.41666666666667</text:p>
                <draw:g>
                  <svg:desc>Sheet1.G34:Sheet1.G39</svg:desc>
                </draw:g>
              </table:table-cell>
              <table:table-cell office:value-type="float" office:value="0.144337567297406">
                <text:p>0.144337567297406</text:p>
                <draw:g>
                  <svg:desc>Sheet1.H34:Sheet1.H39</svg:desc>
                </draw:g>
              </table:table-cell>
              <table:table-cell office:value-type="float" office:value="0.144337567297406">
                <text:p>0.144337567297406</text:p>
                <draw:g>
                  <svg:desc>Sheet1.H34:Sheet1.H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  <table:table-cell office:value-type="float" office:value="7.15">
                <text:p>7.15</text:p>
              </table:table-cell>
              <table:table-cell office:value-type="float" office:value="0.409267638593622">
                <text:p>0.409267638593622</text:p>
              </table:table-cell>
              <table:table-cell office:value-type="float" office:value="0.409267638593622">
                <text:p>0.409267638593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9.21666666666667">
                <text:p>9.21666666666667</text:p>
              </table:table-cell>
              <table:table-cell office:value-type="float" office:value="0.202072594216369">
                <text:p>0.202072594216369</text:p>
              </table:table-cell>
              <table:table-cell office:value-type="float" office:value="0.202072594216369">
                <text:p>0.202072594216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2">
                <text:p>272</text:p>
              </table:table-cell>
              <table:table-cell office:value-type="float" office:value="12.54">
                <text:p>12.54</text:p>
              </table:table-cell>
              <table:table-cell office:value-type="float" office:value="0.295465734053883">
                <text:p>0.295465734053883</text:p>
              </table:table-cell>
              <table:table-cell office:value-type="float" office:value="0.295465734053883">
                <text:p>0.2954657340538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17.2">
                <text:p>17.2</text:p>
              </table:table-cell>
              <table:table-cell office:value-type="float" office:value="0.264575131106459">
                <text:p>0.264575131106459</text:p>
              </table:table-cell>
              <table:table-cell office:value-type="float" office:value="0.264575131106459">
                <text:p>0.264575131106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0">
                <text:p>550</text:p>
              </table:table-cell>
              <table:table-cell office:value-type="float" office:value="24">
                <text:p>24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dddddd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Sheet1.O8:Sheet1.O11" chart:error-lower-range="Sheet1.O8:Sheet1.O1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O8:Sheet1.O11" chart:error-lower-range="Sheet1.O8:Sheet1.O11" loext:std-weight="1"/>
      <style:graphic-properties draw:stroke="solid" svg:stroke-width="0cm" svg:stroke-color="#004586" svg:stroke-opacity="100%" draw:stroke-linejoin="round"/>
    </style:style>
    <style:style style:name="ch14" style:family="chart">
      <style:chart-properties chart:solid-type="cuboid" chart:symbol-type="named-symbol" chart:symbol-name="square" chart:symbol-width="0.1cm" chart:symbol-height="0.1cm"/>
    </style:style>
    <style:style style:name="ch15" style:family="chart" style:data-style-name="N0">
      <style:chart-properties chart:symbol-type="named-symbol" chart:symbol-name="diamond" chart:symbol-width="0.1cm" chart:symbol-height="0.1cm" chart:link-data-style-to-source="true" chart:error-category="cell-range" chart:error-upper-range="Sheet1.Q8:Sheet1.Q11" chart:error-lower-range="Sheet1.Q8:Sheet1.Q11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Q8:Sheet1.Q11" chart:error-lower-range="Sheet1.Q8:Sheet1.Q11" loext:std-weight="1"/>
      <style:graphic-properties draw:stroke="solid" svg:stroke-width="0cm" svg:stroke-color="#ff420e" svg:stroke-opacity="100%" draw:stroke-linejoin="round"/>
    </style:style>
    <style:style style:name="ch17" style:family="chart" style:data-style-name="N0">
      <style:chart-properties chart:symbol-type="named-symbol" chart:symbol-name="arrow-down" chart:symbol-width="0.1cm" chart:symbol-height="0.1cm" chart:link-data-style-to-source="true" chart:error-category="cell-range" chart:error-upper-range="Sheet1.S8:Sheet1.S11" chart:error-lower-range="Sheet1.S8:Sheet1.S11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S8:Sheet1.S11" chart:error-lower-range="Sheet1.S8:Sheet1.S11" loext:std-weight="1"/>
      <style:graphic-properties draw:stroke="solid" svg:stroke-width="0cm" svg:stroke-color="#ffd320" svg:stroke-opacity="100%" draw:stroke-linejoin="roun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967cm" svg:height="14.416cm" xlink:href=".." xlink:type="simple" chart:class="chart:line" chart:style-name="ch1">
        <chart:title svg:x="6.896cm" svg:y="0.423cm" chart:style-name="ch2">
          <text:p>Comparing Different ArUco Marker Binary Code Sizes</text:p>
        </chart:title>
        <chart:subtitle svg:x="10.063cm" svg:y="1.496cm" chart:style-name="ch3">
          <text:p>Using 272mm Marker Size</text:p>
        </chart:subtitle>
        <chart:legend chart:legend-position="end" svg:x="17.696cm" svg:y="6.435cm" style:legend-expansion="high" chart:style-name="ch4"/>
        <chart:plot-area chart:style-name="ch5" table:cell-range-address="Sheet1.C8:Sheet1.C11 Sheet1.N7:Sheet1.N11 Sheet1.P7:Sheet1.P11 Sheet1.R7:Sheet1.R11" chart:data-source-has-labels="both" svg:x="1.521cm" svg:y="2.441cm" svg:width="15.676cm" svg:height="10.695cm">
          <chartooo:coordinate-region svg:x="2.111cm" svg:y="2.632cm" svg:width="14.83cm" svg:height="9.873cm"/>
          <chart:axis chart:dimension="x" chart:name="primary-x" chart:style-name="ch6" chartooo:axis-type="auto">
            <chartooo:date-scale/>
            <chart:title svg:x="7.481cm" svg:y="13.425cm" chart:style-name="ch7">
              <text:p>Marker Binary Code Size</text:p>
            </chart:title>
            <chart:categories table:cell-range-address="Sheet1.C8:Sheet1.C11"/>
            <chart:grid chart:style-name="ch8" chart:class="major"/>
          </chart:axis>
          <chart:axis chart:dimension="y" chart:name="primary-y" chart:style-name="ch9">
            <chart:title svg:x="0.451cm" svg:y="8.798cm" chart:style-name="ch10">
              <text:p>Distance (m)</text:p>
            </chart:title>
            <chart:grid chart:style-name="ch8" chart:class="major"/>
            <chart:grid chart:style-name="ch11" chart:class="minor"/>
          </chart:axis>
          <chart:series chart:style-name="ch12" chart:values-cell-range-address="Sheet1.N8:Sheet1.N11" chart:label-cell-address="Sheet1.N7:Sheet1.N7" chart:class="chart:line">
            <chart:error-indicator chart:style-name="ch13" chart:dimension="y"/>
            <chart:data-point/>
            <chart:data-point chart:style-name="ch14"/>
            <chart:data-point chart:repeated="2"/>
          </chart:series>
          <chart:series chart:style-name="ch15" chart:values-cell-range-address="Sheet1.P8:Sheet1.P11" chart:label-cell-address="Sheet1.P7:Sheet1.P7" chart:class="chart:line">
            <chart:error-indicator chart:style-name="ch16" chart:dimension="y"/>
            <chart:data-point chart:repeated="4"/>
          </chart:series>
          <chart:series chart:style-name="ch17" chart:values-cell-range-address="Sheet1.R8:Sheet1.R11" chart:label-cell-address="Sheet1.R7:Sheet1.R7" chart:class="chart:line">
            <chart:error-indicator chart:style-name="ch18" chart:dimension="y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Unstable Detection Distance (m)</text:p>
                <draw:g>
                  <svg:desc>Sheet1.N7:Sheet1.N7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Average Max Distance (m)</text:p>
                <draw:g>
                  <svg:desc>Sheet1.P7:Sheet1.P7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Q</text:p>
              </table:table-cell>
              <table:table-cell office:value-type="string">
                <text:p>Average aruco_detect Distance (m)</text:p>
                <draw:g>
                  <svg:desc>Sheet1.R7:Sheet1.R7</svg:desc>
                </draw:g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Sheet1.C8:Sheet1.C11</svg:desc>
                </draw:g>
              </table:table-cell>
              <table:table-cell office:value-type="float" office:value="12.54">
                <text:p>12.54</text:p>
                <draw:g>
                  <svg:desc>Sheet1.N8:Sheet1.N11</svg:desc>
                </draw:g>
              </table:table-cell>
              <table:table-cell office:value-type="float" office:value="0.295465734053883">
                <text:p>0.295465734053883</text:p>
                <draw:g>
                  <svg:desc>Sheet1.O8:Sheet1.O11</svg:desc>
                </draw:g>
              </table:table-cell>
              <table:table-cell office:value-type="float" office:value="0.295465734053883">
                <text:p>0.295465734053883</text:p>
                <draw:g>
                  <svg:desc>Sheet1.O8:Sheet1.O11</svg:desc>
                </draw:g>
              </table:table-cell>
              <table:table-cell office:value-type="float" office:value="17.4366666666667">
                <text:p>17.4366666666667</text:p>
                <draw:g>
                  <svg:desc>Sheet1.P8:Sheet1.P11</svg:desc>
                </draw:g>
              </table:table-cell>
              <table:table-cell office:value-type="float" office:value="0.489931968066316">
                <text:p>0.489931968066316</text:p>
                <draw:g>
                  <svg:desc>Sheet1.Q8:Sheet1.Q11</svg:desc>
                </draw:g>
              </table:table-cell>
              <table:table-cell office:value-type="float" office:value="0.489931968066316">
                <text:p>0.489931968066316</text:p>
                <draw:g>
                  <svg:desc>Sheet1.Q8:Sheet1.Q11</svg:desc>
                </draw:g>
              </table:table-cell>
              <table:table-cell office:value-type="float" office:value="17.8466666666667">
                <text:p>17.8466666666667</text:p>
                <draw:g>
                  <svg:desc>Sheet1.R8:Sheet1.R11</svg:desc>
                </draw:g>
              </table:table-cell>
              <table:table-cell office:value-type="float" office:value="0.350047615808668">
                <text:p>0.350047615808668</text:p>
                <draw:g>
                  <svg:desc>Sheet1.S8:Sheet1.S11</svg:desc>
                </draw:g>
              </table:table-cell>
              <table:table-cell office:value-type="float" office:value="0.350047615808668">
                <text:p>0.350047615808668</text:p>
                <draw:g>
                  <svg:desc>Sheet1.S8:Sheet1.S11</svg:desc>
                </draw:g>
              </table:table-cell>
            </table:table-row>
            <table:table-row>
              <table:table-cell office:value-type="string">
                <text:p>5x5</text:p>
              </table:table-cell>
              <table:table-cell office:value-type="float" office:value="11.8666666666667">
                <text:p>11.8666666666667</text:p>
              </table:table-cell>
              <table:table-cell office:value-type="float" office:value="0.375277674973257">
                <text:p>0.375277674973257</text:p>
              </table:table-cell>
              <table:table-cell office:value-type="float" office:value="0.375277674973257">
                <text:p>0.375277674973257</text:p>
              </table:table-cell>
              <table:table-cell office:value-type="float" office:value="17.2633333333333">
                <text:p>17.2633333333333</text:p>
              </table:table-cell>
              <table:table-cell office:value-type="float" office:value="0.904230796496854">
                <text:p>0.904230796496854</text:p>
              </table:table-cell>
              <table:table-cell office:value-type="float" office:value="0.904230796496854">
                <text:p>0.904230796496854</text:p>
              </table:table-cell>
              <table:table-cell office:value-type="float" office:value="16.8066666666667">
                <text:p>16.8066666666667</text:p>
              </table:table-cell>
              <table:table-cell office:value-type="float" office:value="0.899851839656582">
                <text:p>0.899851839656582</text:p>
              </table:table-cell>
              <table:table-cell office:value-type="float" office:value="0.899851839656582">
                <text:p>0.899851839656582</text:p>
              </table:table-cell>
            </table:table-row>
            <table:table-row>
              <table:table-cell office:value-type="string">
                <text:p>6x6</text:p>
              </table:table-cell>
              <table:table-cell office:value-type="float" office:value="12.19">
                <text:p>12.19</text:p>
              </table:table-cell>
              <table:table-cell office:value-type="float" office:value="0.127671453348037">
                <text:p>0.127671453348037</text:p>
              </table:table-cell>
              <table:table-cell office:value-type="float" office:value="0.127671453348037">
                <text:p>0.127671453348037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0.375277674973257">
                <text:p>0.375277674973257</text:p>
              </table:table-cell>
              <table:table-cell office:value-type="float" office:value="0.375277674973257">
                <text:p>0.375277674973257</text:p>
              </table:table-cell>
              <table:table-cell office:value-type="float" office:value="17.1866666666667">
                <text:p>17.1866666666667</text:p>
              </table:table-cell>
              <table:table-cell office:value-type="float" office:value="0.409186184191662">
                <text:p>0.409186184191662</text:p>
              </table:table-cell>
              <table:table-cell office:value-type="float" office:value="0.409186184191662">
                <text:p>0.409186184191662</text:p>
              </table:table-cell>
            </table:table-row>
            <table:table-row>
              <table:table-cell office:value-type="string">
                <text:p>7x7</text:p>
              </table:table-cell>
              <table:table-cell office:value-type="float" office:value="11.75">
                <text:p>11.7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6.1166666666667">
                <text:p>16.1166666666667</text:p>
              </table:table-cell>
              <table:table-cell office:value-type="float" office:value="0.436844747402706">
                <text:p>0.436844747402706</text:p>
              </table:table-cell>
              <table:table-cell office:value-type="float" office:value="0.436844747402706">
                <text:p>0.436844747402706</text:p>
              </table:table-cell>
              <table:table-cell office:value-type="float" office:value="15.96">
                <text:p>15.96</text:p>
              </table:table-cell>
              <table:table-cell office:value-type="float" office:value="1.0569768209379">
                <text:p>1.0569768209379</text:p>
              </table:table-cell>
              <table:table-cell office:value-type="float" office:value="1.0569768209379">
                <text:p>1.05697682093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svg:stroke-color="#dddddd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 chart:error-category="cell-range" chart:error-upper-range="Sheet1.M15:Sheet1.M31" chart:error-lower-range="Sheet1.M15:Sheet1.M31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M15:Sheet1.M31" chart:error-lower-range="Sheet1.M15:Sheet1.M31" loext:std-weight="1"/>
      <style:graphic-properties draw:stroke="solid" svg:stroke-width="0cm" svg:stroke-color="#004586" svg:stroke-opacity="100%" draw:stroke-linejoin="round"/>
    </style:style>
    <style:style style:name="ch13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69cm" svg:height="17.715cm" xlink:href=".." xlink:type="simple" chart:class="chart:scatter" chart:column-mapping="0" chart:style-name="ch1">
        <chart:title svg:x="8.152cm" svg:y="0.489cm" chart:style-name="ch2">
          <text:p>Real Distance vs aruco_detect Distance</text:p>
        </chart:title>
        <chart:subtitle svg:x="10.07cm" svg:y="1.628cm" chart:style-name="ch3">
          <text:p>For a 272mm 4x4 Marker</text:p>
        </chart:subtitle>
        <chart:legend chart:legend-position="end" svg:x="18.387cm" svg:y="8.325cm" style:legend-expansion="high" chart:style-name="ch4"/>
        <chart:plot-area chart:style-name="ch5" table:cell-range-address="Sheet1.D14:Sheet1.D31 Sheet1.L14:Sheet1.L31" chart:data-source-has-labels="both" svg:x="1.517cm" svg:y="2.639cm" svg:width="16.375cm" svg:height="13.73cm">
          <chartooo:coordinate-region svg:x="1.937cm" svg:y="2.83cm" svg:width="15.614cm" svg:height="12.908cm"/>
          <chart:axis chart:dimension="x" chart:name="primary-x" chart:style-name="ch6" chartooo:axis-type="auto">
            <chart:title svg:x="8.313cm" svg:y="16.724cm" chart:style-name="ch7">
              <text:p>Real Distance (m)</text:p>
            </chart:title>
            <chart:categories table:cell-range-address="Sheet1.D15:Sheet1.D31"/>
            <chart:grid chart:style-name="ch8" chart:class="major"/>
            <chart:grid chart:style-name="ch9" chart:class="minor"/>
          </chart:axis>
          <chart:axis chart:dimension="y" chart:name="primary-y" chart:style-name="ch6">
            <chart:title svg:x="0.451cm" svg:y="12.271cm" chart:style-name="ch10">
              <text:p>aruco_detect Calculated Distance (m)</text:p>
            </chart:title>
            <chart:grid chart:style-name="ch8" chart:class="major"/>
            <chart:grid chart:style-name="ch9" chart:class="minor"/>
          </chart:axis>
          <chart:series chart:style-name="ch11" chart:values-cell-range-address="Sheet1.L15:Sheet1.L31" chart:label-cell-address="Sheet1.L14:Sheet1.L14" chart:class="chart:scatter">
            <chart:domain table:cell-range-address="Sheet1.D15:Sheet1.D31"/>
            <chart:error-indicator chart:style-name="ch12" chart:dimension="y"/>
            <chart:data-point chart:repeated="17"/>
          </chart:series>
          <chart:series chart:style-name="ch13" chart:values-cell-range-address="" chart:class="chart:scatter">
            <chart:data-point chart:repeated="1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verage aruco_detect Distance (m)</text:p>
                <draw:g>
                  <svg:desc>Sheet1.L14:Sheet1.L14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15:Sheet1.D31</svg:desc>
                </draw:g>
              </table:table-cell>
              <table:table-cell office:value-type="float" office:value="1">
                <text:p>1</text:p>
                <draw:g>
                  <svg:desc>Sheet1.D15:Sheet1.D31</svg:desc>
                </draw:g>
              </table:table-cell>
              <table:table-cell office:value-type="float" office:value="0.9">
                <text:p>0.9</text:p>
                <draw:g>
                  <svg:desc>Sheet1.L15:Sheet1.L31</svg:desc>
                </draw:g>
              </table:table-cell>
              <table:table-cell office:value-type="float" office:value="0.01">
                <text:p>0.01</text:p>
                <draw:g>
                  <svg:desc>Sheet1.M15:Sheet1.M31</svg:desc>
                </draw:g>
              </table:table-cell>
              <table:table-cell office:value-type="float" office:value="0.01">
                <text:p>0.01</text:p>
                <draw:g>
                  <svg:desc>Sheet1.M15:Sheet1.M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">
                <text:p>1.95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92">
                <text:p>2.92</text:p>
              </table:table-cell>
              <table:table-cell office:value-type="float" office:value="0.0435889894354067">
                <text:p>0.0435889894354067</text:p>
              </table:table-cell>
              <table:table-cell office:value-type="float" office:value="0.0435889894354067">
                <text:p>0.04358898943540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79">
                <text:p>3.79</text:p>
              </table:table-cell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72">
                <text:p>4.72</text:p>
              </table:table-cell>
              <table:table-cell office:value-type="float" office:value="0.0499999999999998">
                <text:p>0.0499999999999998</text:p>
              </table:table-cell>
              <table:table-cell office:value-type="float" office:value="0.0499999999999998">
                <text:p>0.04999999999999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8666666666667">
                <text:p>5.58666666666667</text:p>
              </table:table-cell>
              <table:table-cell office:value-type="float" office:value="0.0351188458428426">
                <text:p>0.0351188458428426</text:p>
              </table:table-cell>
              <table:table-cell office:value-type="float" office:value="0.0351188458428426">
                <text:p>0.035118845842842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62666666666667">
                <text:p>6.62666666666667</text:p>
              </table:table-cell>
              <table:table-cell office:value-type="float" office:value="0.0859457193039113">
                <text:p>0.0859457193039113</text:p>
              </table:table-cell>
              <table:table-cell office:value-type="float" office:value="0.0859457193039113">
                <text:p>0.085945719303911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6">
                <text:p>7.56</text:p>
              </table:table-cell>
              <table:table-cell office:value-type="float" office:value="0.141279864099595">
                <text:p>0.141279864099595</text:p>
              </table:table-cell>
              <table:table-cell office:value-type="float" office:value="0.141279864099595">
                <text:p>0.1412798640995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.33666666666666">
                <text:p>8.33666666666666</text:p>
              </table:table-cell>
              <table:table-cell office:value-type="float" office:value="0.202155056000751">
                <text:p>0.202155056000751</text:p>
              </table:table-cell>
              <table:table-cell office:value-type="float" office:value="0.202155056000751">
                <text:p>0.2021550560007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.41">
                <text:p>9.41</text:p>
              </table:table-cell>
              <table:table-cell office:value-type="float" office:value="0.338526217596215">
                <text:p>0.338526217596215</text:p>
              </table:table-cell>
              <table:table-cell office:value-type="float" office:value="0.338526217596215">
                <text:p>0.33852621759621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355">
                <text:p>10.355</text:p>
              </table:table-cell>
              <table:table-cell office:value-type="float" office:value="0.268234971620033">
                <text:p>0.268234971620033</text:p>
              </table:table-cell>
              <table:table-cell office:value-type="float" office:value="0.268234971620033">
                <text:p>0.2682349716200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0.0953939201416943">
                <text:p>0.0953939201416943</text:p>
              </table:table-cell>
              <table:table-cell office:value-type="float" office:value="0.0953939201416943">
                <text:p>0.095393920141694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.0466666666667">
                <text:p>12.0466666666667</text:p>
              </table:table-cell>
              <table:table-cell office:value-type="float" office:value="0.625646332470137">
                <text:p>0.625646332470137</text:p>
              </table:table-cell>
              <table:table-cell office:value-type="float" office:value="0.625646332470137">
                <text:p>0.62564633247013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2.7766666666667">
                <text:p>12.7766666666667</text:p>
              </table:table-cell>
              <table:table-cell office:value-type="float" office:value="0.376873099774093">
                <text:p>0.376873099774093</text:p>
              </table:table-cell>
              <table:table-cell office:value-type="float" office:value="0.376873099774093">
                <text:p>0.3768730997740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4.4366666666667">
                <text:p>14.4366666666667</text:p>
              </table:table-cell>
              <table:table-cell office:value-type="float" office:value="0.378725934328946">
                <text:p>0.378725934328946</text:p>
              </table:table-cell>
              <table:table-cell office:value-type="float" office:value="0.378725934328946">
                <text:p>0.3787259343289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6.1333333333333">
                <text:p>16.1333333333333</text:p>
              </table:table-cell>
              <table:table-cell office:value-type="float" office:value="0.397156560229507">
                <text:p>0.397156560229507</text:p>
              </table:table-cell>
              <table:table-cell office:value-type="float" office:value="0.397156560229507">
                <text:p>0.39715656022950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6.4366666666667">
                <text:p>16.4366666666667</text:p>
              </table:table-cell>
              <table:table-cell office:value-type="float" office:value="0.523099735550815">
                <text:p>0.523099735550815</text:p>
              </table:table-cell>
              <table:table-cell office:value-type="float" office:value="0.523099735550815">
                <text:p>0.523099735550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